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SAYA MONTENEGRO, ROXANA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RSAYA MONTENEGRO, ROXANA LU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04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53</text:p>
          </table:table-cell>
          <table:table-cell table:style-name="Tableau1.D2" office:value-type="string">
            <text:p text:style-name="P13">7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PONEDORAS S.A.C.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20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